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geVisibility.getNodesTo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ngeVisibility.do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angeVisibility.getParameter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hangeVisibility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Visibility.doCheckPreconditio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